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582" officeooo:paragraph-rsid="00115582"/>
    </style:style>
    <style:style style:name="P2" style:family="paragraph" style:parent-style-name="Standard">
      <style:text-properties officeooo:rsid="00115582" officeooo:paragraph-rsid="00115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g 1 <text:s/>7 julli</text:p>
      <text:p text:style-name="P1"/>
      <text:p text:style-name="P1"/>
      <text:p text:style-name="P1">dag 2 8 jullie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8" meta:character-count="28" meta:non-whitespace-character-count="21"/>
  </office:meta>
</office:document-meta>
</file>